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52cm" fo:min-width="1.622cm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03cm" fo:min-width="0.34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03cm" fo:min-width="0.35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2cm" fo:min-width="2.25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3cm" fo:min-width="0.51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3cm" fo:min-width="0.18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03cm" fo:min-width="0.68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3cm" fo:min-width="0.3cm"/>
    </style:style>
    <style:style style:name="gr1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236cm" fo:min-width="1.4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03cm" fo:min-width="0.11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03cm" fo:min-width="0.11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03cm" fo:min-width="0.01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3cm" fo:min-width="0.01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03cm" fo:min-width="0.19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03cm" fo:min-width="0.19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03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cm" svg:height="1.7cm" svg:x="8.495cm" svg:y="1.9cm">
          <text:p text:style-name="P1">map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095cm" svg:y1="5.154cm" svg:x2="7.481cm" svg:y2="4.488cm" draw:start-shape="id1" draw:start-glue-point="4" draw:end-shape="id2" draw:end-glue-point="3" svg:d="M7095 5154v-666h386" svg:viewBox="0 0 387 667">
          <text:p/>
        </draw:connector>
        <draw:connector draw:style-name="gr2" draw:text-style-name="P2" draw:layer="layout" svg:x1="9.995cm" svg:y1="3.6cm" svg:x2="9.181cm" svg:y2="4.488cm" draw:start-shape="id3" draw:start-glue-point="8" draw:end-shape="id2" draw:end-glue-point="1" svg:d="M9995 3600v888h-814" svg:viewBox="0 0 815 889">
          <text:p/>
        </draw:connector>
        <draw:g xml:id="id2" draw:id="id2">
          <draw:custom-shape draw:style-name="gr3" draw:text-style-name="P2" draw:layer="layout" svg:width="0.849cm" svg:height="0.28cm" svg:x="7.481cm" svg:y="4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851cm" svg:height="0.28cm" svg:x="8.33cm" svg:y="4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2" xml:id="id6" draw:id="id6" draw:layer="layout" svg:width="3.9cm" svg:height="1.7cm" svg:x="6.495cm" svg:y="5.148cm">
          <text:p text:style-name="P1">chromos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cm" svg:height="1.7cm" svg:x="1.495cm" svg:y="7.099cm">
          <text:p text:style-name="P1">cli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5.595cm" svg:y1="7.939cm" svg:x2="4.495cm" svg:y2="7.949cm" draw:start-shape="id4" draw:start-glue-point="3" draw:end-shape="id5" draw:end-glue-point="10" svg:d="M5595 7939h-549v10h-551" svg:viewBox="0 0 1101 11">
          <text:p/>
        </draw:connector>
        <draw:connector draw:style-name="gr2" draw:text-style-name="P2" draw:layer="layout" draw:type="line" svg:x1="8.445cm" svg:y1="6.848cm" svg:x2="7.295cm" svg:y2="7.939cm" draw:start-shape="id6" draw:start-glue-point="8" draw:end-shape="id7" draw:end-glue-point="1" svg:d="M8445 6848l-1150 1091" svg:viewBox="0 0 1151 1092">
          <text:p/>
        </draw:connector>
        <draw:g>
          <draw:custom-shape draw:style-name="gr6" draw:text-style-name="P3" xml:id="id4" draw:id="id4" draw:layer="layout" svg:width="1.014cm" svg:height="0.28cm" svg:x="5.595cm" svg:y="7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7" draw:id="id7" draw:layer="layout" svg:width="0.686cm" svg:height="0.28cm" svg:x="6.609cm" svg:y="7.799cm">
            <text:p text:style-name="P1"><text:span text:style-name="T1">ow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5" draw:layer="layout" svg:x1="7.495cm" svg:y1="4.799cm" svg:x2="8.295cm" svg:y2="4.799cm">
          <text:p/>
        </draw:line>
        <draw:line draw:style-name="gr8" draw:text-style-name="P5" draw:layer="layout" svg:x1="6.595cm" svg:y1="8.199cm" svg:x2="7.295cm" svg:y2="8.199cm">
          <text:p/>
        </draw:line>
        <draw:custom-shape draw:style-name="gr9" draw:text-style-name="P6" xml:id="id1" draw:id="id1" draw:layer="layout" svg:width="0.2cm" svg:height="0.245cm" svg:x="6.995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495cm" svg:y1="7.639cm" svg:x2="9.824cm" svg:y2="6.599cm" draw:start-shape="id8" draw:start-glue-point="3" draw:end-shape="id6" draw:end-glue-point="9" svg:d="M10495 7639h-671v-1040" svg:viewBox="0 0 672 1041">
          <text:p/>
        </draw:connector>
        <draw:connector draw:style-name="gr2" draw:text-style-name="P2" draw:layer="layout" draw:type="line" svg:x1="13.095cm" svg:y1="7.977cm" svg:x2="12.478cm" svg:y2="7.639cm" draw:start-shape="id9" draw:start-glue-point="6" draw:end-shape="id10" draw:end-glue-point="1" svg:d="M13095 7977l-617-338" svg:viewBox="0 0 618 339">
          <text:p/>
        </draw:connector>
        <draw:g>
          <draw:custom-shape draw:style-name="gr10" draw:text-style-name="P3" xml:id="id8" draw:id="id8" draw:layer="layout" svg:width="1.183cm" svg:height="0.28cm" svg:x="10.495cm" svg:y="7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xml:id="id10" draw:id="id10" draw:layer="layout" svg:width="0.8cm" svg:height="0.28cm" svg:x="11.678cm" svg:y="7.499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3cm" svg:height="1.7cm" svg:x="13.293cm" svg:y="7.149cm">
          <text:p text:style-name="P1">mar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095cm" svg:y1="9.639cm" svg:x2="9.824cm" svg:y2="6.599cm" draw:start-shape="id11" draw:start-glue-point="3" draw:end-shape="id6" draw:end-glue-point="9" svg:d="M11095 9639h-1271v-3040" svg:viewBox="0 0 1272 3041">
          <text:p/>
        </draw:connector>
        <draw:connector draw:style-name="gr2" draw:text-style-name="P2" draw:layer="layout" svg:x1="13.395cm" svg:y1="10.077cm" svg:x2="12.795cm" svg:y2="9.639cm" draw:start-shape="id12" draw:start-glue-point="6" draw:end-shape="id13" draw:end-glue-point="1" svg:d="M13395 10077h-300v-438h-300" svg:viewBox="0 0 601 439">
          <text:p/>
        </draw:connector>
        <draw:g>
          <draw:custom-shape draw:style-name="gr3" draw:text-style-name="P2" xml:id="id11" draw:id="id11" draw:layer="layout" svg:width="0.849cm" svg:height="0.28cm" svg:x="11.095cm" svg:y="9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xml:id="id13" draw:id="id13" draw:layer="layout" svg:width="0.851cm" svg:height="0.28cm" svg:x="11.944cm" svg:y="9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20" draw:id="id20" draw:layer="layout" svg:width="3cm" svg:height="1.7cm" svg:x="13.595cm" svg:y="9.249cm">
          <text:p text:style-name="P1">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2" draw:id="id12" draw:layer="layout" svg:width="0.2cm" svg:height="0.245cm" svg:x="13.39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9" draw:id="id9" draw:layer="layout" svg:width="0.2cm" svg:height="0.245cm" svg:x="13.095cm" svg:y="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1.68cm" svg:y1="7.929cm" svg:x2="12.48cm" svg:y2="7.929cm">
          <text:p/>
        </draw:line>
        <draw:line draw:style-name="gr8" draw:text-style-name="P5" draw:layer="layout" svg:x1="11.995cm" svg:y1="9.979cm" svg:x2="12.795cm" svg:y2="9.979cm">
          <text:p/>
        </draw:line>
        <draw:custom-shape draw:style-name="gr12" draw:text-style-name="P2" xml:id="id14" draw:id="id14" draw:layer="layout" svg:width="2.8cm" svg:height="2.1cm" svg:x="22.9cm" svg:y="6.799cm"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4.3cm" svg:y1="8.899cm" svg:x2="23.88cm" svg:y2="9.259cm" draw:start-shape="id14" draw:start-glue-point="8" draw:end-shape="id15" draw:end-glue-point="1" svg:d="M24300 8899v360h-420" svg:viewBox="0 0 421 361">
          <text:p/>
        </draw:connector>
        <draw:g xml:id="id26" draw:id="id26">
          <draw:custom-shape draw:style-name="gr13" draw:text-style-name="P2" draw:layer="layout" svg:width="0.616cm" svg:height="0.28cm" svg:x="22.647cm" svg:y="9.1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xml:id="id15" draw:id="id15" draw:layer="layout" svg:width="0.617cm" svg:height="0.28cm" svg:x="23.263cm" svg:y="9.1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2" draw:layer="layout" svg:x1="22.447cm" svg:y1="6.34cm" svg:x2="22.08cm" svg:y2="6.549cm" draw:start-shape="id16" draw:start-glue-point="3" draw:end-shape="id17" draw:end-glue-point="10" svg:d="M22447 6340h-183v209h-184" svg:viewBox="0 0 368 210">
          <text:p/>
        </draw:connector>
        <draw:connector draw:style-name="gr2" draw:text-style-name="P2" draw:layer="layout" svg:x1="24.3cm" svg:y1="6.799cm" svg:x2="23.48cm" svg:y2="6.34cm" draw:start-shape="id14" draw:start-glue-point="4" draw:end-shape="id18" draw:end-glue-point="1" svg:d="M24300 6799v-459h-820" svg:viewBox="0 0 821 460">
          <text:p/>
        </draw:connector>
        <draw:g xml:id="id16" draw:id="id16">
          <draw:custom-shape draw:style-name="gr15" draw:text-style-name="P2" draw:layer="layout" svg:width="0.516cm" svg:height="0.28cm" svg:x="22.447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xml:id="id18" draw:id="id18" draw:layer="layout" svg:width="0.517cm" svg:height="0.28cm" svg:x="22.963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2" draw:layer="layout" svg:x1="17.195cm" svg:y1="8.839cm" svg:x2="16.156cm" svg:y2="9.498cm" draw:start-shape="id19" draw:start-glue-point="3" draw:end-shape="id20" draw:end-glue-point="11" svg:d="M17195 8839h-1039v659" svg:viewBox="0 0 1040 660">
          <text:p/>
        </draw:connector>
        <draw:connector draw:style-name="gr2" draw:text-style-name="P2" draw:layer="layout" svg:x1="19.519cm" svg:y1="7.15cm" svg:x2="18.578cm" svg:y2="8.839cm" draw:start-shape="id17" draw:start-glue-point="7" draw:end-shape="id21" draw:end-glue-point="1" svg:d="M19519 7150v1689h-941" svg:viewBox="0 0 942 1690">
          <text:p/>
        </draw:connector>
        <draw:g xml:id="id19" draw:id="id19">
          <draw:custom-shape draw:style-name="gr17" draw:text-style-name="P2" draw:layer="layout" svg:width="0.691cm" svg:height="0.28cm" svg:x="17.195cm" svg:y="8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xml:id="id21" draw:id="id21" draw:layer="layout" svg:width="0.692cm" svg:height="0.28cm" svg:x="17.886cm" svg:y="8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17" draw:id="id17" draw:layer="layout" svg:width="3cm" svg:height="1.7cm" svg:x="19.08cm" svg:y="5.69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7cm" svg:x="19.28cm" svg:y="8.89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7.88cm" svg:y1="9.739cm" svg:x2="16.916cm" svg:y2="10.026cm" draw:start-shape="id22" draw:start-glue-point="3" draw:end-shape="id23" draw:end-glue-point="10" svg:d="M17880 9739h-482v287h-482" svg:viewBox="0 0 965 288">
          <text:p/>
        </draw:connector>
        <draw:connector draw:style-name="gr2" draw:text-style-name="P2" draw:layer="layout" svg:x1="19.281cm" svg:y1="9.75cm" svg:x2="18.88cm" svg:y2="9.739cm" draw:start-shape="id24" draw:start-glue-point="6" draw:end-shape="id25" draw:end-glue-point="1" svg:d="M19281 9750h-200v-11h-201" svg:viewBox="0 0 402 12">
          <text:p/>
        </draw:connector>
        <draw:g xml:id="id22" draw:id="id22">
          <draw:custom-shape draw:style-name="gr19" draw:text-style-name="P2" draw:layer="layout" svg:width="0.5cm" svg:height="0.28cm" svg:x="17.88cm" svg:y="9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" xml:id="id25" draw:id="id25" draw:layer="layout" svg:width="0.5cm" svg:height="0.28cm" svg:x="18.38cm" svg:y="9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24" draw:id="id24" draw:layer="layout" svg:width="3cm" svg:height="1.7cm" svg:x="19.281cm" svg:y="8.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3" draw:id="id23" draw:layer="layout" svg:width="0.321cm" svg:height="0.346cm" svg:x="16.595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647cm" svg:y1="9.259cm" svg:x2="22.281cm" svg:y2="9.75cm" draw:start-shape="id26" draw:start-glue-point="3" draw:end-shape="id24" draw:end-glue-point="10" svg:d="M22647 9259h-182v491h-184" svg:viewBox="0 0 367 492">
          <text:p/>
        </draw:connector>
        <draw:connector draw:style-name="gr2" draw:text-style-name="P2" draw:layer="layout" svg:x1="5.595cm" svg:y1="3.559cm" svg:x2="4.495cm" svg:y2="7.949cm" draw:start-shape="id27" draw:start-glue-point="3" draw:end-shape="id5" draw:end-glue-point="10" svg:d="M5595 3559h-549v4390h-551" svg:viewBox="0 0 1101 4391">
          <text:p/>
        </draw:connector>
        <draw:connector draw:style-name="gr2" draw:text-style-name="P2" draw:layer="layout" draw:type="line" svg:x1="8.495cm" svg:y1="2.75cm" svg:x2="7.295cm" svg:y2="3.559cm" draw:start-shape="id3" draw:start-glue-point="6" draw:end-shape="id28" draw:end-glue-point="1" svg:d="M8495 2750l-1200 809" svg:viewBox="0 0 1201 810">
          <text:p/>
        </draw:connector>
        <draw:g>
          <draw:custom-shape draw:style-name="gr6" draw:text-style-name="P3" xml:id="id27" draw:id="id27" draw:layer="layout" svg:width="1.014cm" svg:height="0.28cm" svg:x="5.595cm" svg:y="3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28" draw:id="id28" draw:layer="layout" svg:width="0.686cm" svg:height="0.28cm" svg:x="6.609cm" svg:y="3.419cm">
            <text:p text:style-name="P1"><text:span text:style-name="T1">ow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5" draw:layer="layout" svg:x1="6.595cm" svg:y1="3.799cm" svg:x2="7.295cm" svg:y2="3.7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3:19:22.127000000</meta:creation-date>
    <dc:date>2017-12-11T14:03:54.495000000</dc:date>
    <meta:editing-duration>PT3M58S</meta:editing-duration>
    <meta:editing-cycles>1</meta:editing-cycles>
    <meta:document-statistic meta:object-count="63"/>
    <meta:generator>LibreOffice/5.4.3.2$Windows_X86_64 LibreOffice_project/92a7159f7e4af62137622921e809f8546db437e5</meta:generator>
  </office:meta>
</office:document-meta>
</file>